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CachingRequestWrapperTests.cachedContentWith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CachingRequestWrapperTests.cached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CachingRequestWrapperTests.cachedContentWithOver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entCachingRequestWrapperTests.reques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ntCachingRequestWrapperTests.handleContentOverflow( int contentCach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RequestWrapperTests.inputStreamFormPos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